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f5092" style:font-weight-asian="bold" style:font-weight-complex="bold"/>
    </style:style>
    <style:style style:name="P4" style:family="paragraph" style:parent-style-name="Standard">
      <style:text-properties fo:font-weight="normal" officeooo:paragraph-rsid="0014a605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f9d50"/>
    </style:style>
    <style:style style:name="P7" style:family="paragraph" style:parent-style-name="Standard">
      <style:text-properties officeooo:rsid="000f5092" officeooo:paragraph-rsid="000f5092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paragraph-rsid="000e99f4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officeooo:paragraph-rsid="000dbb55"/>
    </style:style>
    <style:style style:name="P12" style:family="paragraph" style:parent-style-name="Standard">
      <style:text-properties style:text-position="sub 58%"/>
    </style:style>
    <style:style style:name="P13" style:family="paragraph" style:parent-style-name="Standard">
      <style:text-properties style:text-position="0% 100%" officeooo:paragraph-rsid="00178dce"/>
    </style:style>
    <style:style style:name="P14" style:family="paragraph" style:parent-style-name="Standard">
      <style:text-properties style:text-position="0% 100%" officeooo:rsid="000f5092" officeooo:paragraph-rsid="001907a3"/>
    </style:style>
    <style:style style:name="P15" style:family="paragraph" style:parent-style-name="Standard">
      <style:text-properties style:text-position="0% 100%" officeooo:rsid="000f5092" officeooo:paragraph-rsid="0019db62"/>
    </style:style>
    <style:style style:name="P16" style:family="paragraph" style:parent-style-name="Standard">
      <style:text-properties style:text-position="0% 100%" officeooo:paragraph-rsid="001907a3"/>
    </style:style>
    <style:style style:name="T1" style:family="text">
      <style:text-properties officeooo:rsid="000f5092"/>
    </style:style>
    <style:style style:name="T2" style:family="text">
      <style:text-properties officeooo:rsid="000f9d50"/>
    </style:style>
    <style:style style:name="T3" style:family="text">
      <style:text-properties officeooo:rsid="001282c0"/>
    </style:style>
    <style:style style:name="T4" style:family="text">
      <style:text-properties officeooo:rsid="001303bd"/>
    </style:style>
    <style:style style:name="T5" style:family="text">
      <style:text-properties officeooo:rsid="00133b3f"/>
    </style:style>
    <style:style style:name="T6" style:family="text">
      <style:text-properties officeooo:rsid="00139dfb"/>
    </style:style>
    <style:style style:name="T7" style:family="text">
      <style:text-properties officeooo:rsid="0014a605"/>
    </style:style>
    <style:style style:name="T8" style:family="text">
      <style:text-properties fo:font-style="italic" officeooo:rsid="0014a605" style:font-style-asian="italic" style:font-style-complex="italic"/>
    </style:style>
    <style:style style:name="T9" style:family="text">
      <style:text-properties officeooo:rsid="001548ac"/>
    </style:style>
    <style:style style:name="T10" style:family="text">
      <style:text-properties officeooo:rsid="00166ce2"/>
    </style:style>
    <style:style style:name="T11" style:family="text">
      <style:text-properties officeooo:rsid="00178dce"/>
    </style:style>
    <style:style style:name="T12" style:family="text">
      <style:text-properties officeooo:rsid="0019db62"/>
    </style:style>
    <style:style style:name="T13" style:family="text">
      <style:text-properties officeooo:rsid="001b3b8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imits</text:p>
      <text:p text:style-name="Standard"/>
      <text:list xml:id="list388011317" text:style-name="L1">
        <text:list-item>
          <text:p text:style-name="P5">The limit of a function describes the behaviour of a function near a particular input.</text:p>
        </text:list-item>
        <text:list-item>
          <text:p text:style-name="P5">It gives us an approximate value for a function at a particular point when the actual value at that point is indeterminate. For functions which are defined continuously over their range, the limit of the function at a point is the same as the value of the function at that point.</text:p>
        </text:list-item>
        <text:list-item>
          <text:p text:style-name="P5">The limit of a function, f(x), <text:s/>at a point, x, is said to exist if the limit evaluates to the same value when measured as approaching x from increasing and decreasing values respectively.</text:p>
        </text:list-item>
        <text:list-item>
          <text:p text:style-name="P6"><text:span text:style-name="T2">Thus functions whose limits </text:span><text:span text:style-name="T6">at certain points </text:span><text:span text:style-name="T2">do not exist are either </text:span><text:span text:style-name="T3">graphically speaking</text:span></text:p>
          <text:list>
            <text:list-item>
              <text:p text:style-name="P6"><text:span text:style-name="T5">Not smooth</text:span><text:span text:style-name="T2"> </text:span><text:span text:style-name="T6">at those points </text:span><text:a xlink:type="simple" xlink:href="http://fooplot.com/#W3sidHlwZSI6MCwiZXEiOiJmbG9vcih4KSIsImNvbG9yIjoiIzAwMDAwMCJ9LHsidHlwZSI6MTAwMH1d"><text:span text:style-name="T4">like</text:span></text:a><text:a xlink:type="simple" xlink:href="http://fooplot.com/#W3sidHlwZSI6MCwiZXEiOiJmbG9vcih4KSIsImNvbG9yIjoiIzAwMDAwMCJ9LHsidHlwZSI6MTAwMH1d"><text:span text:style-name="T2"> </text:span></text:a><text:span text:style-name="T2"><draw:a xlink:type="simple" xlink:href="http://fooplot.com/#W3sidHlwZSI6MCwiZXEiOiJzaW4oMS94KSIsImNvbG9yIjoiIzAwMDAwMCJ9LHsidHlwZSI6MTAwMH1d"><draw:frame draw:style-name="fr1" draw:name="HTTP://FOOPLOT.COM/#W3SIDHLWZSI6MCWIZXEIOIJZAW4OMS94KSISIMNVBG9YIJOIIZAWMDAWMCJ9LHSIDHLWZSI6MTAWMH1D" text:anchor-type="as-char" svg:y="-0.1583in" svg:width="0.9555in" svg:height="0.3043in" draw:z-index="3"><draw:object xlink:href="./Object 8" xlink:type="simple" xlink:show="embed" xlink:actuate="onLoad"/><draw:image xlink:href="./ObjectReplacements/Object 8" xlink:type="simple" xlink:show="embed" xlink:actuate="onLoad"/></draw:frame></draw:a></text:span><text:span text:style-name="T4">or</text:span></text:p>
            </text:list-item>
            <text:list-item>
              <text:p text:style-name="P6"><text:span text:style-name="T2">Wildly fluctuating </text:span><text:span text:style-name="T6">near those points </text:span><text:a xlink:type="simple" xlink:href="http://fooplot.com/#W3sidHlwZSI6MCwiZXEiOiJzaW4oMS94KSIsImNvbG9yIjoiIzAwMDAwMCJ9LHsidHlwZSI6MTAwMH1d"><text:span text:style-name="T4">like</text:span></text:a><text:a xlink:type="simple" xlink:href="http://fooplot.com/#W3sidHlwZSI6MCwiZXEiOiJzaW4oMS94KSIsImNvbG9yIjoiIzAwMDAwMCJ9LHsidHlwZSI6MTAwMH1d"><text:span text:style-name="T2"> </text:span></text:a><text:span text:style-name="T3"><draw:frame draw:style-name="fr1" draw:name="Object9" text:anchor-type="as-char" svg:y="-0.2638in" svg:width="0.8098in" svg:height="0.4335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</text:list>
        </text:list-item>
      </text:list>
      <text:p text:style-name="Standard"/>
      <text:p text:style-name="P3"><text:span text:style-name="T1">Epsilon</text:span><text:span text:style-name="T9">-D</text:span><text:span text:style-name="T1">elta definition</text:span></text:p>
      <text:p text:style-name="P4"><text:span text:style-name="T7">We say that the limit of a function </text:span><text:span text:style-name="T8">f(x)</text:span><text:span text:style-name="T7"> is </text:span><text:span text:style-name="T8">L</text:span><text:span text:style-name="T7"> as </text:span><text:span text:style-name="T8">x</text:span><text:span text:style-name="T7"> goes to </text:span><text:span text:style-name="T8">a</text:span><text:span text:style-name="T7">,</text:span><text:span text:style-name="T7"><draw:frame draw:style-name="fr1" draw:name="Object8" text:anchor-type="as-char" svg:y="-0.152in" svg:width="0.8917in" svg:height="0.298in" draw:z-index="7"><draw:object xlink:href="./Object 18" xlink:type="simple" xlink:show="embed" xlink:actuate="onLoad"/><draw:image xlink:href="./ObjectReplacements/Object 18" xlink:type="simple" xlink:show="embed" xlink:actuate="onLoad"/></draw:frame></text:span><text:span text:style-name="T7">, if for every</text:span><text:span text:style-name="T7"><draw:frame draw:style-name="fr1" draw:name="Object18" text:anchor-type="as-char" svg:y="-0.1484in" svg:width="0.361in" svg:height="0.1839in" draw:z-index="9"><draw:object xlink:href="./Object 19" xlink:type="simple" xlink:show="embed" xlink:actuate="onLoad"/><draw:image xlink:href="./ObjectReplacements/Object 19" xlink:type="simple" xlink:show="embed" xlink:actuate="onLoad"/></draw:frame></text:span><text:span text:style-name="T7">however small it may be, there exists</text:span><text:span text:style-name="T7"><draw:frame draw:style-name="fr1" draw:name="Object19" text:anchor-type="as-char" svg:y="-0.1484in" svg:width="0.3681in" svg:height="0.1839in" draw:z-index="10"><draw:object xlink:href="./Object 20" xlink:type="simple" xlink:show="embed" xlink:actuate="onLoad"/><draw:image xlink:href="./ObjectReplacements/Object 20" xlink:type="simple" xlink:show="embed" xlink:actuate="onLoad"/></draw:frame></text:span><text:span text:style-name="T7">such that whenever </text:span><text:span text:style-name="T8">x</text:span><text:span text:style-name="T7"> is within </text:span><text:span text:style-name="T7"><draw:frame draw:style-name="fr1" draw:name="Object20" text:anchor-type="as-char" svg:y="-0.1252in" svg:width="0.1661in" svg:height="0.1354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7"> units of </text:span><text:span text:style-name="T8">a</text:span><text:span text:style-name="T7">, </text:span><text:span text:style-name="T7"><draw:frame draw:style-name="fr1" draw:name="Object21" text:anchor-type="as-char" svg:y="-0.152in" svg:width="0.9638in" svg:height="0.2016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7">, </text:span><text:span text:style-name="T8">f(x)</text:span><text:span text:style-name="T7"> is within </text:span><text:span text:style-name="T7"><draw:frame draw:style-name="fr1" draw:name="Object22" text:anchor-type="as-char" svg:y="-0.0854in" svg:width="0.1598in" svg:height="0.0945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"> units of </text:span><text:span text:style-name="T8">L</text:span><text:span text:style-name="T7">, </text:span><text:span text:style-name="T7"><draw:frame draw:style-name="fr1" draw:name="Object23" text:anchor-type="as-char" svg:y="-0.152in" svg:width="1.1854in" svg:height="0.2016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7">.</text:span></text:p>
      <text:p text:style-name="P7"/>
      <text:p text:style-name="P16"><text:span text:style-name="T11">When does a function not have a limit?</text:span></text:p>
      <text:p text:style-name="P14"><text:span text:style-name="T11">What does it mean to say that a function does not have the limit at a point x = a?</text:span></text:p>
      <text:p text:style-name="P15"><text:span text:style-name="T12">There exists some</text:span><text:span text:style-name="T12"><draw:frame draw:style-name="fr1" draw:name="Object25" text:anchor-type="as-char" svg:y="-0.1484in" svg:width="0.361in" svg:height="0.1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for which</text:span><text:span text:style-name="T12"> there is no</text:span><text:span text:style-name="T12"><draw:frame draw:style-name="fr1" draw:name="Object24" text:anchor-type="as-char" svg:y="-0.1484in" svg:width="0.3681in" svg:height="0.1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 </text:span><text:span text:style-name="T13">such that whenver </text:span></text:p>
      <text:p text:style-name="P3"><text:span text:style-name="T1">Geometric representation of the epsilon</text:span><text:span text:style-name="T10">-</text:span><text:span text:style-name="T1">delta definition</text:span></text:p>
      <text:p text:style-name="Standard"/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">Algebra of limits</text:p>
      <text:p text:style-name="Standard">Let <draw:frame draw:style-name="fr1" draw:name="Object10" text:anchor-type="as-char" svg:y="-0.152in" svg:width="0.8398in" svg:height="0.2984in" draw:z-index="8"><draw:object xlink:href="./Object 10" xlink:type="simple" xlink:show="embed" xlink:actuate="onLoad"/><draw:image xlink:href="./ObjectReplacements/Object 10" xlink:type="simple" xlink:show="embed" xlink:actuate="onLoad"/></draw:frame> and <draw:frame draw:style-name="fr1" draw:name="Object11" text:anchor-type="as-char" svg:y="-0.152in" svg:width="0.928in" svg:height="0.2984in" draw:z-index="11"><draw:object xlink:href="./Object 11" xlink:type="simple" xlink:show="embed" xlink:actuate="onLoad"/><draw:image xlink:href="./ObjectReplacements/Object 11" xlink:type="simple" xlink:show="embed" xlink:actuate="onLoad"/></draw:frame></text:p>
      <text:list xml:id="list262941840" text:style-name="L2">
        <text:list-item>
          <text:p text:style-name="P8">Sum rule</text:p>
          <text:p text:style-name="P8"><draw:frame draw:style-name="fr1" draw:name="Object13" text:anchor-type="as-char" svg:y="-0.152in" svg:width="1.6193in" svg:height="0.298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8">Difference rule</text:p>
          <text:p text:style-name="P8"><draw:frame draw:style-name="fr1" draw:name="Object14" text:anchor-type="as-char" svg:y="-0.152in" svg:width="1.6693in" svg:height="0.298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8">Product rule</text:p>
          <text:p text:style-name="P8"><draw:frame draw:style-name="fr1" draw:name="Object15" text:anchor-type="as-char" svg:y="-0.152in" svg:width="1.4984in" svg:height="0.298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8">Constant multiple rule</text:p>
          <text:p text:style-name="P8"><draw:frame draw:style-name="fr1" draw:name="Object16" text:anchor-type="as-char" svg:y="-0.152in" svg:width="1.0957in" svg:height="0.298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8">Quotient rule</text:p>
          <text:p text:style-name="P9"><draw:frame draw:style-name="fr1" draw:name="Object17" text:anchor-type="as-char" svg:y="-0.152in" svg:width="2.1583in" svg:height="0.2984in" draw:z-index="17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9">Power rule</text:p>
          <text:p text:style-name="P8"><draw:frame draw:style-name="fr1" draw:name="Object12" text:anchor-type="as-char" svg:y="-0.172in" svg:width="1.2681in" svg:height="0.3189in" draw:z-index="19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Standard"/>
      <text:p text:style-name="P1">Standard limits</text:p>
      <text:list xml:id="list667854099" text:style-name="L3">
        <text:list-item>
          <text:p text:style-name="P10"><text:soft-page-break/><draw:frame draw:style-name="fr1" draw:name="Object1" text:anchor-type="as-char" svg:y="-0.2681in" svg:width="1.3201in" svg:height="0.417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0"><draw:frame draw:style-name="fr1" draw:name="Object2" text:anchor-type="as-char" svg:y="-0.2445in" svg:width="1.8728in" svg:height="0.3902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0"><draw:frame draw:style-name="fr1" draw:name="Object3" text:anchor-type="as-char" svg:y="-0.2681in" svg:width="1.0508in" svg:height="0.4165in" draw:z-index="18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0"><draw:frame draw:style-name="fr1" draw:name="Object4" text:anchor-type="as-char" svg:y="-0.172in" svg:width="1.1181in" svg:height="0.3181in" draw:z-index="2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0"><draw:frame draw:style-name="fr1" draw:name="Object5" text:anchor-type="as-char" svg:y="-0.2598in" svg:width="1.2437in" svg:height="0.4083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0"><draw:frame draw:style-name="fr1" draw:name="Object7" text:anchor-type="as-char" svg:y="-0.2681in" svg:width="1.128in" svg:height="0.4173in" draw:z-index="5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1"><draw:frame draw:style-name="fr1" draw:name="Object6" text:anchor-type="as-char" svg:y="-0.2681in" svg:width="1.3346in" svg:height="0.4173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12"/>
      <text:p text:style-name="P12"/>
      <text:p text:style-name="P1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2T08:29:44</meta:creation-date>
    <dc:date>2013-04-03T12:45:58</dc:date>
    <dc:creator>Kempa </dc:creator>
    <meta:editing-duration>PT7H10M40S</meta:editing-duration>
    <meta:editing-cycles>19</meta:editing-cycles>
    <meta:generator>LibreOffice/3.6$Linux_x86 LibreOffice_project/360m1$Build-2</meta:generator>
    <meta:document-statistic meta:table-count="0" meta:image-count="0" meta:object-count="26" meta:page-count="2" meta:paragraph-count="35" meta:word-count="263" meta:character-count="1340" meta:non-whitespace-character-count="1095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rac>
              <mrow>
                <mrow>
                  <msup>
                    <mi>x</mi>
                    <mi>n</mi>
                  </msup>
                  <mo stretchy="false">−</mo>
                  <msup>
                    <mi>a</mi>
                    <mi>n</mi>
                  </msup>
                </mrow>
              </mrow>
              <mrow>
                <mrow>
                  <mi>x</mi>
                  <mo stretchy="false">−</mo>
                  <mi>a</mi>
                </mrow>
              </mrow>
            </mfrac>
          </mrow>
        </mrow>
        <mo stretchy="false">=</mo>
        <mi>n</mi>
      </mrow>
      <msup>
        <mi>a</mi>
        <mrow>
          <mrow>
            <mi>n</mi>
            <mo stretchy="false">−</mo>
            <mn>1</mn>
          </mrow>
        </mrow>
      </msup>
    </mrow>
    <annotation encoding="StarMath 5.0">lim from x toward a {{x^n - a^n} over {x - a}} = n a^{n-1}</annotation>
  </semantics>
</math>
</file>

<file path=Object 10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i>l</mi>
      </mrow>
    </mrow>
    <annotation encoding="StarMath 5.0">lim from x toward a f(x) = l</annotation>
  </semantics>
</math>
</file>

<file path=Object 11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i>g</mi>
      </mrow>
      <mrow>
        <mrow>
          <mo stretchy="false">(</mo>
          <mrow>
            <mi>x</mi>
          </mrow>
          <mo stretchy="false">)</mo>
        </mrow>
        <mo stretchy="false">=</mo>
        <mi>m</mi>
      </mrow>
    </mrow>
    <annotation encoding="StarMath 5.0">lim from x toward a g(x) = m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sup>
            <mrow>
              <mo stretchy="false">[</mo>
              <mrow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  <mo stretchy="false">]</mo>
            </mrow>
            <mrow>
              <mrow>
                <mi>p</mi>
                <mo stretchy="false">/</mo>
                <mi>q</mi>
              </mrow>
            </mrow>
          </msup>
        </mrow>
        <mo stretchy="false">=</mo>
        <msup>
          <mi>l</mi>
          <mrow>
            <mrow>
              <mi>p</mi>
              <mo stretchy="false">/</mo>
              <mi>q</mi>
            </mrow>
          </mrow>
        </msup>
      </mrow>
    </mrow>
    <annotation encoding="StarMath 5.0">lim from x toward a [{f(x)}]^{p/q} = l^{p/q}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=</mo>
        <mrow>
          <mi>l</mi>
          <mo stretchy="false">+</mo>
          <mi>m</mi>
        </mrow>
      </mrow>
    </mrow>
    <annotation encoding="StarMath 5.0">lim from x toward a [f(x) + g(x)] = l + m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=</mo>
        <mrow>
          <mi>l</mi>
          <mo stretchy="false">−</mo>
          <mi>m</mi>
        </mrow>
      </mrow>
    </mrow>
    <annotation encoding="StarMath 5.0">lim from x toward a [f(x) - g(x)] = l - m</annotation>
  </semantics>
</math>
</file>

<file path=Object 1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⋅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=</mo>
        <mrow>
          <mi>l</mi>
          <mo stretchy="false">⋅</mo>
          <mi>m</mi>
        </mrow>
      </mrow>
    </mrow>
    <annotation encoding="StarMath 5.0">lim from x toward a [f(x) cdot g(x)] = l cdot m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[</mo>
            <mrow>
              <mi mathvariant="italic">cf</mi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=</mo>
        <mi mathvariant="italic">cl</mi>
      </mrow>
    </mrow>
    <annotation encoding="StarMath 5.0">lim from x toward a [cf(x)] = cl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/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  <mo stretchy="false">=</mo>
        <mrow>
          <mi>l</mi>
          <mo stretchy="false">/</mo>
          <mi>m</mi>
        </mrow>
      </mrow>
      <mi>,</mi>
      <mi>g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lim from x toward a [f(x) / g(x)] = l / m, g(x) neq 0</annotation>
  </semantics>
</math>
</file>

<file path=Object 18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i>L</mi>
      </mrow>
    </mrow>
    <annotation encoding="StarMath 5.0">lim from x toward a f(x) = L</annotation>
  </semantics>
</math>
</file>

<file path=Object 19/content.xml><?xml version="1.0" encoding="utf-8"?>
<math xmlns="http://www.w3.org/1998/Math/MathML">
  <semantics>
    <mrow>
      <mrow>
        <mo stretchy="false">ϵ</mo>
        <mo stretchy="false">&gt;</mo>
        <mn>0</mn>
      </mrow>
    </mrow>
    <annotation encoding="StarMath 5.0">%epsilon &gt; 0</annotation>
  </semantics>
</math>
</file>

<file path=Object 2/content.xml><?xml version="1.0" encoding="utf-8"?>
<math xmlns="http://www.w3.org/1998/Math/MathML">
  <semantics>
    <mrow>
      <mrow>
        <mrow>
          <munder>
            <mi>lim</mi>
            <mrow>
              <mo stretchy="false">θ</mo>
              <mo stretchy="false">→</mo>
              <mn>0</mn>
            </mrow>
          </munder>
          <mrow>
            <mfrac>
              <mrow>
                <mi>sin</mi>
                <mo stretchy="false">θ</mo>
              </mrow>
              <mo stretchy="false">θ</mo>
            </mfrac>
          </mrow>
        </mrow>
        <mo stretchy="false">=</mo>
        <mn>1,</mn>
      </mrow>
      <mo stretchy="false">θ</mo>
      <mi mathvariant="italic">is</mi>
      <mtext>in</mtext>
      <mi mathvariant="italic">radians</mi>
    </mrow>
    <annotation encoding="StarMath 5.0">lim from %theta toward 0 {{sin %theta} over %theta} = 1, %theta is "in" radians</annotation>
  </semantics>
</math>
</file>

<file path=Object 20/content.xml><?xml version="1.0" encoding="utf-8"?>
<math xmlns="http://www.w3.org/1998/Math/MathML">
  <semantics>
    <mrow>
      <mrow>
        <mo stretchy="false">δ</mo>
        <mo stretchy="false">&gt;</mo>
        <mn>0</mn>
      </mrow>
    </mrow>
    <annotation encoding="StarMath 5.0">%delta &gt; 0</annotation>
  </semantics>
</math>
</file>

<file path=Object 21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2/content.xml><?xml version="1.0" encoding="utf-8"?>
<math xmlns="http://www.w3.org/1998/Math/MathML">
  <semantics>
    <mrow>
      <mrow>
        <mrow>
          <mn>0</mn>
          <mo stretchy="false">&lt;</mo>
          <mfenced open="∣" close="∣">
            <mrow>
              <mo stretchy="false">(</mo>
              <mrow>
                <mi>x</mi>
                <mi>–</mi>
                <mi>a</mi>
              </mrow>
              <mo stretchy="false">)</mo>
            </mrow>
          </mfenced>
        </mrow>
        <mo stretchy="false">&lt;</mo>
        <mo stretchy="false">δ</mo>
      </mrow>
    </mrow>
    <annotation encoding="StarMath 5.0">0 &lt; abs(x – a) &lt; %delta</annotation>
  </semantics>
</math>
</file>

<file path=Object 23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24/content.xml><?xml version="1.0" encoding="utf-8"?>
<math xmlns="http://www.w3.org/1998/Math/MathML">
  <semantics>
    <mrow>
      <mrow>
        <mrow>
          <mn>0</mn>
          <mo stretchy="false">&lt;</mo>
          <mfenced open="∣" close="∣"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i>–</mi>
                <mi>L</mi>
              </mrow>
              <mo stretchy="false">)</mo>
            </mrow>
          </mfenced>
        </mrow>
        <mo stretchy="false">&lt;</mo>
        <mo stretchy="false">ϵ</mo>
      </mrow>
    </mrow>
    <annotation encoding="StarMath 5.0">0 &lt; abs(f(x) – L) &lt; %epsilon</annotation>
  </semantics>
</math>
</file>

<file path=Object 25/content.xml><?xml version="1.0" encoding="utf-8"?>
<math xmlns="http://www.w3.org/1998/Math/MathML">
  <semantics>
    <mrow>
      <mrow>
        <mo stretchy="false">δ</mo>
        <mo stretchy="false">&gt;</mo>
        <mn>0</mn>
      </mrow>
    </mrow>
    <annotation encoding="StarMath 5.0">%delta &gt; 0</annotation>
  </semantics>
</math>
</file>

<file path=Object 26/content.xml><?xml version="1.0" encoding="utf-8"?>
<math xmlns="http://www.w3.org/1998/Math/MathML">
  <semantics>
    <mrow>
      <mrow>
        <mo stretchy="false">ϵ</mo>
        <mo stretchy="false">&gt;</mo>
        <mn>0</mn>
      </mrow>
    </mrow>
    <annotation encoding="StarMath 5.0">%epsilon &gt; 0</annotation>
  </semantics>
</math>
</file>

<file path=Object 3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row>
            <msup>
              <mrow>
                <mo stretchy="false">(</mo>
                <mrow>
                  <mrow>
                    <mn>1</mn>
                    <mo stretchy="false">+</mo>
                    <mfrac>
                      <mn>1</mn>
                      <mi>n</mi>
                    </mfrac>
                  </mrow>
                </mrow>
                <mo stretchy="false">)</mo>
              </mrow>
              <mi>n</mi>
            </msup>
          </mrow>
        </mrow>
        <mo stretchy="false">=</mo>
        <mi>e</mi>
      </mrow>
    </mrow>
    <annotation encoding="StarMath 5.0">lim from n toward infinity { ( 1 + 1 over n)^n} = e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sup>
              <mrow>
                <mo stretchy="false">(</mo>
                <mrow>
                  <mrow>
                    <mn>1</mn>
                    <mo stretchy="false">+</mo>
                    <mi>x</mi>
                  </mrow>
                </mrow>
                <mo stretchy="false">)</mo>
              </mrow>
              <mrow>
                <mrow>
                  <mn>1</mn>
                  <mo stretchy="false">/</mo>
                  <mi>x</mi>
                </mrow>
              </mrow>
            </msup>
          </mrow>
        </mrow>
        <mo stretchy="false">=</mo>
        <mi>e</mi>
      </mrow>
    </mrow>
    <annotation encoding="StarMath 5.0">lim from x toward 0 {(1 + x)^{1/x}} = e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frac>
              <mrow>
                <mi>log</mi>
                <mrow>
                  <mo stretchy="false">(</mo>
                  <mrow>
                    <mrow>
                      <mn>1</mn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n>1</mn>
      </mrow>
    </mrow>
    <annotation encoding="StarMath 5.0">lim from x toward 0 {{log(1 + x)} over x} = 1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frac>
              <mrow>
                <msup>
                  <mi>e</mi>
                  <mi>x</mi>
                </msup>
                <mi>–</mi>
                <mn>1</mn>
              </mrow>
              <mi>x</mi>
            </mfrac>
          </mrow>
        </mrow>
        <mo stretchy="false">=</mo>
        <mi>ln</mi>
      </mrow>
      <mrow>
        <mi>e</mi>
        <mo stretchy="false">=</mo>
        <mn>1</mn>
      </mrow>
    </mrow>
    <annotation encoding="StarMath 5.0">lim from x toward 0 {{e^x – 1} over x} = ln e = 1</annotation>
  </semantics>
</math>
</file>

<file path=Object 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frac>
              <mrow>
                <msup>
                  <mi>a</mi>
                  <mi>x</mi>
                </msup>
                <mi>–</mi>
                <mn>1</mn>
              </mrow>
              <mi>x</mi>
            </mfrac>
          </mrow>
        </mrow>
        <mo stretchy="false">=</mo>
        <mi>ln</mi>
      </mrow>
      <mi>a</mi>
    </mrow>
    <annotation encoding="StarMath 5.0">lim from x toward 0 {{a^x – 1} over x} = ln a</annotation>
  </semantics>
</math>
</file>

<file path=Object 8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fenced open="⌊" close="⌊">
          <mrow>
            <mi>x</mi>
          </mrow>
        </mfenced>
      </mrow>
      <mi>,</mi>
      <mrow>
        <mi>a</mi>
        <mo stretchy="false">∈</mo>
        <mo stretchy="false">ℤ</mo>
      </mrow>
    </mrow>
    <annotation encoding="StarMath 5.0">lim from x toward a left lfloor x  right lfloor, a in setZ</annotation>
  </semantics>
</math>
</file>

<file path=Object 9/content.xml><?xml version="1.0" encoding="utf-8"?>
<math xmlns="http://www.w3.org/1998/Math/MathML">
  <semantics>
    <mrow>
      <mrow>
        <munder>
          <mi>lim</mi>
          <mrow>
            <mi>x</mi>
            <mo stretchy="false">→</mo>
            <mn>0</mn>
          </mrow>
        </munder>
        <mi>sin</mi>
      </mrow>
      <mfenced open="(" close=")">
        <mrow>
          <mfrac>
            <mn>1</mn>
            <mi>x</mi>
          </mfrac>
        </mrow>
      </mfenced>
    </mrow>
    <annotation encoding="StarMath 5.0">lim from x toward 0 sin left (1 over x right )</annotation>
  </semantics>
</math>
</file>